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542cm" fo:min-width="2.33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78cm" fo:min-width="1.758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9.114cm" fo:min-width="2.52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6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55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473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0.025cm" fo:min-width="3.26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542cm" fo:min-width="3.022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1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7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936cm" fo:min-width="4.797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82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00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2.002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9.549cm" fo:min-width="4.012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036cm" fo:min-width="4.227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9.111cm"/>
    </style:style>
    <style:style style:name="gr25" style:family="graphic" style:parent-style-name="standard">
      <style:graphic-properties draw:textarea-horizontal-align="justify" draw:textarea-vertical-align="middle" draw:auto-grow-height="false" fo:min-height="3.882cm" fo:min-width="4.5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54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9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868cm" svg:height="4.826cm" svg:x="2.224cm" svg:y="3.357cm">
          <text:p text:style-name="P1"><text:span text:style-name="T1">id</text:span></text:p>
          <text:p text:style-name="P1"><text:span text:style-name="T1">name</text:span></text:p>
          <text:p text:style-name="P1"><text:span text:style-name="T1">title</text:span></text:p>
          <text:p text:style-name="P1"><text:span text:style-name="T1">description</text:span></text:p>
          <text:p text:style-name="P1"><text:span text:style-name="T1">image</text:span></text:p>
          <text:p text:style-name="P1"><text:span text:style-name="T1">is_active</text:span></text:p>
          <text:p text:style-name="P1"><text:span text:style-name="T1">timestamp</text:span></text:p>
          <text:p text:style-name="P1"><text:span text:style-name="T1">softDele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92cm" svg:height="4.064cm" svg:x="13.492cm" svg:y="3.955cm">
          <text:p text:style-name="P1"><text:span text:style-name="T1">id</text:span></text:p>
          <text:p text:style-name="P1"><text:span text:style-name="T1">name <text:s/></text:span></text:p>
          <text:p text:style-name="P1"><text:span text:style-name="T1">is_active</text:span></text:p>
          <text:p text:style-name="P1"><text:span text:style-name="T1">section_id</text:span></text:p>
          <text:p text:style-name="P1"><text:span text:style-name="T1">timestamp</text:span></text:p>
          <text:p text:style-name="P1"><text:span text:style-name="T1">soft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556cm" svg:height="0.806cm" svg:x="2.224cm" svg:y="2.341cm">
          <draw:text-box>
            <text:p><text:span text:style-name="T2">departments</text:span></text:p>
          </draw:text-box>
        </draw:frame>
        <draw:custom-shape draw:style-name="gr1" draw:text-style-name="P2" draw:layer="layout" svg:width="2.868cm" svg:height="4.826cm" svg:x="7.366cm" svg:y="3.611cm">
          <text:p text:style-name="P1"><text:span text:style-name="T1">id</text:span></text:p>
          <text:p text:style-name="P1"><text:span text:style-name="T1">name</text:span></text:p>
          <text:p text:style-name="P1"><text:span text:style-name="T1">department_id</text:span></text:p>
          <text:p text:style-name="P1"><text:span text:style-name="T1">is_active</text:span></text:p>
          <text:p text:style-name="P1"><text:span text:style-name="T1">timestamp</text:span></text:p>
          <text:p text:style-name="P1"><text:span text:style-name="T1">softDelete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0.806cm" svg:x="7.874cm" svg:y="2.805cm">
          <draw:text-box>
            <text:p><text:span text:style-name="T2">sections</text:span></text:p>
          </draw:text-box>
        </draw:frame>
        <draw:line draw:style-name="gr4" draw:text-style-name="P4" draw:layer="layout" svg:x1="5.08cm" svg:y1="5.389cm" svg:x2="7.366cm" svg:y2="5.389cm">
          <text:p/>
        </draw:line>
        <draw:frame draw:style-name="gr5" draw:text-style-name="P5" draw:layer="layout" svg:width="1.016cm" svg:height="0.962cm" svg:x="5.08cm" svg:y="4.627cm">
          <draw:text-box>
            <text:p><text:span text:style-name="T3">1</text:span></text:p>
          </draw:text-box>
        </draw:frame>
        <draw:frame draw:style-name="gr5" draw:text-style-name="P5" draw:layer="layout" svg:width="1.016cm" svg:height="0.962cm" svg:x="10.376cm" svg:y="4.427cm">
          <draw:text-box>
            <text:p><text:span text:style-name="T3">1</text:span></text:p>
          </draw:text-box>
        </draw:frame>
        <draw:frame draw:style-name="gr3" draw:text-style-name="P3" draw:layer="layout" svg:width="3.556cm" svg:height="0.806cm" svg:x="14cm" svg:y="2.895cm">
          <draw:text-box>
            <text:p><text:span text:style-name="T2">category</text:span></text:p>
          </draw:text-box>
        </draw:frame>
        <draw:custom-shape draw:style-name="gr6" draw:text-style-name="P2" draw:layer="layout" svg:width="3.054cm" svg:height="9.398cm" svg:x="18.288cm" svg:y="2.685cm">
          <text:p text:style-name="P1"><text:span text:style-name="T1">id</text:span></text:p>
          <text:p text:style-name="P1"><text:span text:style-name="T1">name</text:span></text:p>
          <text:p><text:span text:style-name="T1"><text:s text:c="3"/></text:span><text:span text:style-name="T1">description</text:span></text:p>
          <text:p><text:span text:style-name="T1"><text:s text:c="7"/></text:span><text:span text:style-name="T1">code</text:span></text:p>
          <text:p text:style-name="P1"><text:span text:style-name="T1">Image1</text:span></text:p>
          <text:p text:style-name="P1"><text:span text:style-name="T1">Image2</text:span></text:p>
          <text:p text:style-name="P1"><text:span text:style-name="T1">image3</text:span></text:p>
          <text:p text:style-name="P1"><text:span text:style-name="T1">brand</text:span></text:p>
          <text:p text:style-name="P1"><text:span text:style-name="T1">model</text:span></text:p>
          <text:p text:style-name="P1"><text:span text:style-name="T1">size</text:span></text:p>
          <text:p text:style-name="P1"><text:span text:style-name="T1">use</text:span></text:p>
          <text:p text:style-name="P1"><text:span text:style-name="T1">is_active</text:span></text:p>
          <text:p text:style-name="P1"><text:span text:style-name="T1">price</text:span></text:p>
          <text:p text:style-name="P1"><text:span text:style-name="T1">stock</text:span></text:p>
          <text:p text:style-name="P1"><text:span text:style-name="T1">bargain</text:span></text:p>
          <text:p text:style-name="P1"><text:span text:style-name="T1">new_collection</text:span></text:p>
          <text:p text:style-name="P1"><text:span text:style-name="T1">category_id</text:span></text:p>
          <text:p text:style-name="P1"><text:span text:style-name="T1">timestamp</text:span></text:p>
          <text:p text:style-name="P1"><text:span text:style-name="T1">soft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556cm" svg:height="0.806cm" svg:x="18.796cm" svg:y="1.879cm">
          <draw:text-box>
            <text:p><text:span text:style-name="T2">articles</text:span></text:p>
          </draw:text-box>
        </draw:frame>
        <draw:line draw:style-name="gr4" draw:text-style-name="P4" draw:layer="layout" svg:x1="10.19cm" svg:y1="5.479cm" svg:x2="13.56cm" svg:y2="5.479cm">
          <text:p/>
        </draw:line>
        <draw:line draw:style-name="gr4" draw:text-style-name="P4" draw:layer="layout" svg:x1="15.748cm" svg:y1="5.479cm" svg:x2="18.288cm" svg:y2="5.479cm">
          <text:p/>
        </draw:line>
        <draw:frame draw:style-name="gr5" draw:text-style-name="P5" draw:layer="layout" svg:width="1.016cm" svg:height="0.962cm" svg:x="15.748cm" svg:y="4.463cm">
          <draw:text-box>
            <text:p><text:span text:style-name="T3">1</text:span></text:p>
          </draw:text-box>
        </draw:frame>
        <draw:frame draw:style-name="gr5" draw:text-style-name="P5" draw:layer="layout" svg:width="1.016cm" svg:height="0.962cm" svg:x="6.418cm" svg:y="4.427cm">
          <draw:text-box>
            <text:p><text:span text:style-name="T3">N</text:span></text:p>
          </draw:text-box>
        </draw:frame>
        <draw:frame draw:style-name="gr5" draw:text-style-name="P5" draw:layer="layout" svg:width="1.016cm" svg:height="0.962cm" svg:x="12.476cm" svg:y="4.463cm">
          <draw:text-box>
            <text:p><text:span text:style-name="T3">N</text:span></text:p>
          </draw:text-box>
        </draw:frame>
        <draw:frame draw:style-name="gr5" draw:text-style-name="P5" draw:layer="layout" svg:width="1.016cm" svg:height="0.962cm" svg:x="17.272cm" svg:y="4.463cm">
          <draw:text-box>
            <text:p><text:span text:style-name="T3">N</text:span></text:p>
          </draw:text-box>
        </draw:frame>
        <draw:frame draw:style-name="gr7" draw:text-style-name="P6" draw:layer="layout" svg:width="3.556cm" svg:height="7.895cm" svg:x="2.298cm" svg:y="8.781cm">
          <draw:text-box>
            <text:p>Big increments</text:p>
            <text:p>Id</text:p>
            <text:p/>
            <text:p>String</text:p>
            <text:p>Name</text:p>
            <text:p>Title</text:p>
            <text:p>Image</text:p>
            <text:p/>
            <text:p>Text</text:p>
            <text:p>Description</text:p>
            <text:p/>
            <text:p>Tinyinteger</text:p>
            <text:p>is_active</text:p>
            <text:p/>
          </draw:text-box>
        </draw:frame>
        <draw:frame draw:style-name="gr8" draw:text-style-name="P6" draw:layer="layout" svg:width="3.556cm" svg:height="6.803cm" svg:x="6.858cm" svg:y="8.636cm">
          <draw:text-box>
            <text:p>Big increments</text:p>
            <text:p>Id</text:p>
            <text:p/>
            <text:p>String</text:p>
            <text:p>Name</text:p>
            <text:p/>
            <text:p>biginteger</text:p>
            <text:p>department_id</text:p>
            <text:p/>
            <text:p>Tinyinteger</text:p>
            <text:p>is_active</text:p>
            <text:p/>
          </draw:text-box>
        </draw:frame>
        <draw:frame draw:style-name="gr8" draw:text-style-name="P6" draw:layer="layout" svg:width="3.556cm" svg:height="6.803cm" svg:x="12.446cm" svg:y="8.382cm">
          <draw:text-box>
            <text:p>Big increments</text:p>
            <text:p>Id</text:p>
            <text:p/>
            <text:p>String</text:p>
            <text:p>Name</text:p>
            <text:p/>
            <text:p>biginteger</text:p>
            <text:p>section_id</text:p>
            <text:p/>
            <text:p>Tinyinteger</text:p>
            <text:p>is_active</text:p>
            <text:p/>
          </draw:text-box>
        </draw:frame>
        <draw:frame draw:style-name="gr9" draw:text-style-name="P6" draw:layer="layout" svg:width="3.556cm" svg:height="17.723cm" svg:x="22.86cm" svg:y="1.939cm">
          <draw:text-box>
            <text:p>Big increments</text:p>
            <text:p>Id</text:p>
            <text:p/>
            <text:p>String</text:p>
            <text:p>code</text:p>
            <text:p>Name</text:p>
            <text:p>Image1</text:p>
            <text:p>Image2</text:p>
            <text:p>Image3</text:p>
            <text:p>Brand</text:p>
            <text:p>Model</text:p>
            <text:p>Use</text:p>
            <text:p>Size</text:p>
            <text:p/>
            <text:p>Text</text:p>
            <text:p>Description</text:p>
            <text:p/>
            <text:p>Float</text:p>
            <text:p>Price</text:p>
            <text:p/>
            <text:p>Integer</text:p>
            <text:p>stock</text:p>
            <text:p/>
            <text:p>biginteger</text:p>
            <text:p>category_id</text:p>
            <text:p/>
            <text:p>Tinyinteger</text:p>
            <text:p>is_bargain</text:p>
            <text:p>is_new_collection</text:p>
            <text:p>is_active</text:p>
            <text:p/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1" draw:text-style-name="P2" draw:layer="layout" svg:width="3.801cm" svg:height="10.309cm" draw:transform="skewX (0.00436332312998582) translate (13.217cm 2.899cm)">
          <text:p text:style-name="P1"><text:span text:style-name="T1">id</text:span></text:p>
          <text:p text:style-name="P1"><text:span text:style-name="T1">name</text:span></text:p>
          <text:p text:style-name="P1"><text:span text:style-name="T1">lastname</text:span></text:p>
          <text:p text:style-name="P1"><text:span text:style-name="T1">password</text:span></text:p>
          <text:p text:style-name="P1"><text:span text:style-name="T1">role_id</text:span></text:p>
          <text:p text:style-name="P1"><text:span text:style-name="T1">id_type</text:span></text:p>
          <text:p text:style-name="P1"><text:span text:style-name="T1">id_number</text:span></text:p>
          <text:p text:style-name="P1"><text:span text:style-name="T1">email</text:span></text:p>
          <text:p text:style-name="P1"><text:span text:style-name="T1">email_verified_at</text:span></text:p>
          <text:p text:style-name="P1"><text:span text:style-name="T1">mobil_phone_code</text:span></text:p>
          <text:p text:style-name="P1"><text:span text:style-name="T1">mobil_phone</text:span></text:p>
          <text:p text:style-name="P1"><text:span text:style-name="T1">area_code</text:span></text:p>
          <text:p text:style-name="P1"><text:span text:style-name="T1">phone_number</text:span></text:p>
          <text:p text:style-name="P1"><text:span text:style-name="T1">address</text:span></text:p>
          <text:p text:style-name="P1"><text:span text:style-name="T1">city</text:span></text:p>
          <text:p text:style-name="P1"><text:span text:style-name="T1">state</text:span></text:p>
          <text:p text:style-name="P1"><text:span text:style-name="T1">zip_code</text:span></text:p>
          <text:p text:style-name="P1"><text:span text:style-name="T1">Timestamp</text:span></text:p>
          <text:p text:style-name="P1"><text:span text:style-name="T1">remenberToken</text:span></text:p>
          <text:p text:style-name="P1"><text:span text:style-name="T1">soft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556cm" svg:height="0.806cm" svg:x="14.233cm" svg:y="2.032cm">
          <draw:text-box>
            <text:p><text:span text:style-name="T2">user</text:span></text:p>
          </draw:text-box>
        </draw:frame>
        <draw:custom-shape draw:style-name="gr12" draw:text-style-name="P2" draw:layer="layout" svg:width="3.556cm" svg:height="4.826cm" svg:x="5.334cm" svg:y="5.253cm">
          <text:p text:style-name="P1"><text:span text:style-name="T1">id</text:span></text:p>
          <text:p text:style-name="P1"><text:span text:style-name="T1"/></text:p>
          <text:p text:style-name="P1"><text:span text:style-name="T1"/></text:p>
          <text:p text:style-name="P1"><text:span text:style-name="T1">role_name</text:span></text:p>
          <text:p text:style-name="P1"><text:span text:style-name="T1">timestamp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0.806cm" svg:x="5.334cm" svg:y="4.447cm">
          <draw:text-box>
            <text:p><text:span text:style-name="T2">role</text:span></text:p>
          </draw:text-box>
        </draw:frame>
        <draw:line draw:style-name="gr4" draw:text-style-name="P4" draw:layer="layout" svg:x1="8.89cm" svg:y1="7.112cm" svg:x2="13.217cm" svg:y2="7.112cm">
          <text:p/>
        </draw:line>
        <draw:frame draw:style-name="gr5" draw:text-style-name="P5" draw:layer="layout" svg:width="1.016cm" svg:height="0.962cm" svg:x="12.201cm" svg:y="6.15cm">
          <draw:text-box>
            <text:p><text:span text:style-name="T3">N</text:span></text:p>
          </draw:text-box>
        </draw:frame>
        <draw:frame draw:style-name="gr5" draw:text-style-name="P5" draw:layer="layout" svg:width="1.016cm" svg:height="0.962cm" svg:x="9.153cm" svg:y="6.15cm">
          <draw:text-box>
            <text:p><text:span text:style-name="T3">1</text:span></text:p>
          </draw:text-box>
        </draw:frame>
        <draw:frame draw:style-name="gr13" draw:text-style-name="P6" draw:layer="layout" svg:width="3.556cm" svg:height="14.447cm" svg:x="19.304cm" svg:y="2.646cm">
          <draw:text-box>
            <text:p>Big increments</text:p>
            <text:p>Id</text:p>
            <text:p>role_id</text:p>
            <text:p/>
            <text:p>String</text:p>
            <text:p>Name</text:p>
            <text:p>Lastname</text:p>
            <text:p>id_type</text:p>
            <text:p>mobil_phone_code</text:p>
            <text:p>mobil_phone</text:p>
            <text:p>area_code</text:p>
            <text:p>phone_number</text:p>
            <text:p>Address</text:p>
            <text:p>City</text:p>
            <text:p>State</text:p>
            <text:p>zipcode</text:p>
            <text:p>Email </text:p>
            <text:p>Password</text:p>
            <text:p/>
            <text:p>Integer</text:p>
            <text:p>id_number</text:p>
            <text:p/>
            <text:p>Timestamp</text:p>
            <text:p>email_verified_at</text:p>
          </draw:text-box>
        </draw:frame>
        <draw:frame draw:style-name="gr14" draw:text-style-name="P6" draw:layer="layout" svg:width="3.556cm" svg:height="3.527cm" svg:x="0.508cm" svg:y="6.096cm">
          <draw:text-box>
            <text:p>Big increments</text:p>
            <text:p>Id</text:p>
            <text:p/>
            <text:p>String</text:p>
            <text:p>role_name</text:p>
            <text:p/>
          </draw:text-box>
        </draw:frame>
        <presentation:notes draw:style-name="dp2">
          <draw:page-thumbnail draw:style-name="gr10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3" draw:layer="layout" svg:width="3.556cm" svg:height="0.806cm" svg:x="6.571cm" svg:y="2.54cm">
          <draw:text-box>
            <text:p><text:span text:style-name="T2">advertisings</text:span></text:p>
          </draw:text-box>
        </draw:frame>
        <draw:custom-shape draw:style-name="gr15" draw:text-style-name="P2" draw:layer="layout" svg:width="5.331cm" svg:height="5.22cm" draw:transform="skewX (0.00436332312998582) translate (6.343cm 3.565cm)">
          <text:p text:style-name="P1"><text:span text:style-name="T1"/></text:p>
          <text:p text:style-name="P1"><text:span text:style-name="T1"/></text:p>
          <text:p text:style-name="P1"><text:span text:style-name="T1">id</text:span></text:p>
          <text:p text:style-name="P1"><text:span text:style-name="T1">advertising_header</text:span></text:p>
          <text:p text:style-name="P1"><text:span text:style-name="T1">image_header</text:span></text:p>
          <text:p text:style-name="P1"><text:span text:style-name="T1">bargain_header</text:span></text:p>
          <text:p text:style-name="P1"><text:span text:style-name="T1">new_collection_header</text:span></text:p>
          <text:p text:style-name="P1"><text:span text:style-name="T1">logo</text:span></text:p>
          <text:p text:style-name="P1"><text:span text:style-name="T1">who_are</text:span></text:p>
          <text:p text:style-name="P1"><text:span text:style-name="T1">contact</text:span></text:p>
          <text:p text:style-name="P1"><text:span text:style-name="T1">Timestamp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6.35cm" svg:height="1.361cm" svg:x="16.002cm" svg:y="2.286cm">
          <draw:text-box>
            <text:p><text:span text:style-name="T2">aside_advertisings</text:span></text:p>
          </draw:text-box>
        </draw:frame>
        <draw:custom-shape draw:style-name="gr15" draw:text-style-name="P2" draw:layer="layout" svg:width="5.331cm" svg:height="5.22cm" draw:transform="skewX (0.00436332312998582) translate (15.243cm 3.556cm)">
          <text:p text:style-name="P1"><text:span text:style-name="T1"/></text:p>
          <text:p text:style-name="P1"><text:span text:style-name="T1"/></text:p>
          <text:p text:style-name="P1"><text:span text:style-name="T1">id</text:span></text:p>
          <text:p text:style-name="P1"><text:span text:style-name="T1">advertising_image</text:span></text:p>
          <text:p text:style-name="P1"><text:span text:style-name="T1">advertising_text</text:span></text:p>
          <text:p text:style-name="P1"><text:span text:style-name="T1">advertising_url</text:span></text:p>
          <text:p text:style-name="P1"><text:span text:style-name="T1">Timestamp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3.81cm" svg:height="10.079cm" svg:x="1.524cm" svg:y="2.54cm">
          <draw:text-box>
            <text:p>Big increments</text:p>
            <text:p>Id</text:p>
            <text:p/>
            <text:p>String</text:p>
            <text:p>advertising_header</text:p>
            <text:p>image_header</text:p>
            <text:p>bargain_header</text:p>
            <text:p>new_collection_header</text:p>
            <text:p>Logo</text:p>
            <text:p/>
            <text:p>Text</text:p>
            <text:p>who_are</text:p>
            <text:p>contact</text:p>
            <text:p/>
            <text:p/>
            <text:p/>
          </draw:text-box>
        </draw:frame>
        <draw:frame draw:style-name="gr18" draw:text-style-name="P6" draw:layer="layout" svg:width="3.81cm" svg:height="6.257cm" svg:x="21.082cm" svg:y="2.54cm">
          <draw:text-box>
            <text:p>Big increments</text:p>
            <text:p>Id</text:p>
            <text:p/>
            <text:p>String</text:p>
            <text:p>advertising_text</text:p>
            <text:p>advertising_image</text:p>
            <text:p>advertising_url</text:p>
            <text:p/>
            <text:p/>
            <text:p/>
          </draw:text-box>
        </draw:frame>
        <presentation:notes draw:style-name="dp2">
          <draw:page-thumbnail draw:style-name="gr10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3" draw:layer="layout" svg:width="1.885cm" svg:height="0.806cm" svg:x="9.037cm" svg:y="1.494cm">
          <draw:text-box>
            <text:p><text:span text:style-name="T2">user</text:span></text:p>
          </draw:text-box>
        </draw:frame>
        <draw:custom-shape draw:style-name="gr19" draw:text-style-name="P2" draw:layer="layout" svg:width="2.536cm" svg:height="1.27cm" draw:transform="skewX (0.00471238898038469) translate (8.642cm 2.384cm)">
          <text:p text:style-name="P1"><text:span text:style-name="T1"/></text:p>
          <text:p text:style-name="P1"><text:span text:style-name="T1"/></text:p>
          <text:p text:style-name="P1"><text:span text:style-name="T1">Id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.536cm" svg:height="1.27cm" draw:transform="skewX (0.00471238898038469) translate (1.53cm 7.984cm)">
          <text:p text:style-name="P1"><text:span text:style-name="T1"/></text:p>
          <text:p text:style-name="P1"><text:span text:style-name="T1"/></text:p>
          <text:p text:style-name="P1"><text:span text:style-name="T1">Id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0.806cm" svg:x="2.032cm" svg:y="6.912cm">
          <draw:text-box>
            <text:p><text:span text:style-name="T2">article</text:span></text:p>
          </draw:text-box>
        </draw:frame>
        <draw:frame draw:style-name="gr20" draw:text-style-name="P5" draw:layer="layout" svg:width="1.016cm" svg:height="1.016cm" svg:x="16.002cm" svg:y="2.13cm">
          <draw:text-box>
            <text:p><text:span text:style-name="T3">N</text:span></text:p>
          </draw:text-box>
        </draw:frame>
        <draw:frame draw:style-name="gr5" draw:text-style-name="P5" draw:layer="layout" svg:width="1.016cm" svg:height="0.962cm" svg:x="11.549cm" svg:y="2.253cm">
          <draw:text-box>
            <text:p><text:span text:style-name="T3">1</text:span></text:p>
          </draw:text-box>
        </draw:frame>
        <draw:line draw:style-name="gr4" draw:text-style-name="P4" draw:layer="layout" svg:x1="4.337cm" svg:y1="8.915cm" svg:x2="8.88cm" svg:y2="8.988cm">
          <text:p/>
        </draw:line>
        <draw:frame draw:style-name="gr5" draw:text-style-name="P5" draw:layer="layout" svg:width="1.016cm" svg:height="0.962cm" svg:x="7.304cm" svg:y="7.718cm">
          <draw:text-box>
            <text:p><text:span text:style-name="T3">N</text:span></text:p>
          </draw:text-box>
        </draw:frame>
        <draw:frame draw:style-name="gr5" draw:text-style-name="P5" draw:layer="layout" svg:width="1.016cm" svg:height="0.962cm" svg:x="4.337cm" svg:y="7.653cm">
          <draw:text-box>
            <text:p><text:span text:style-name="T3">1</text:span></text:p>
          </draw:text-box>
        </draw:frame>
        <draw:frame draw:style-name="gr16" draw:text-style-name="P3" draw:layer="layout" svg:width="5.279cm" svg:height="1.361cm" svg:x="18.343cm" svg:y="0.606cm">
          <draw:text-box>
            <text:p><text:span text:style-name="T2">purchase </text:span></text:p>
          </draw:text-box>
        </draw:frame>
        <draw:custom-shape draw:style-name="gr21" draw:text-style-name="P2" draw:layer="layout" svg:width="4.546cm" svg:height="9.833cm" draw:transform="skewX (0.00436332312998582) translate (17.573cm 1.441cm)">
          <text:p text:style-name="P1"><text:span text:style-name="T1"/></text:p>
          <text:p text:style-name="P1"><text:span text:style-name="T1">Id</text:span></text:p>
          <text:p text:style-name="P1"><text:span text:style-name="T1">user_id</text:span></text:p>
          <text:p text:style-name="P1"><text:span text:style-name="T1">orden_number</text:span></text:p>
          <text:p text:style-name="P1"><text:span text:style-name="T1">invoice_number</text:span></text:p>
          <text:p text:style-name="P1"><text:span text:style-name="T1">payment_type</text:span></text:p>
          <text:p text:style-name="P1"><text:span text:style-name="T1">amount_paid</text:span></text:p>
          <text:p text:style-name="P1"><text:span text:style-name="T1">issuing_bank</text:span></text:p>
          <text:p text:style-name="P1"><text:span text:style-name="T1">receiving_bank</text:span></text:p>
          <text:p text:style-name="P1"><text:span text:style-name="T1">payment_day</text:span></text:p>
          <text:p text:style-name="P1"><text:span text:style-name="T1">operation_number</text:span></text:p>
          <text:p text:style-name="P1"><text:span text:style-name="T1">verified_payment</text:span></text:p>
          <text:p text:style-name="P1"><text:span text:style-name="T1">requires_shipping</text:span></text:p>
          <text:p text:style-name="P1"><text:span text:style-name="T1">courier_name</text:span></text:p>
          <text:p text:style-name="P8"><text:span text:style-name="T1">shipping_address</text:span></text:p>
          <text:p text:style-name="P8"><text:span text:style-name="T1">shipping_city</text:span></text:p>
          <text:p text:style-name="P1"><text:span text:style-name="T1">shipping_state</text:span></text:p>
          <text:p text:style-name="P1"><text:span text:style-name="T1">shipping_zip_code</text:span></text:p>
          <text:p text:style-name="P1"><text:span text:style-name="T1">Timestamp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334cm" svg:height="0.806cm" svg:x="8.89cm" svg:y="6.15cm">
          <draw:text-box>
            <text:p><text:span text:style-name="T2">purchase_detail</text:span></text:p>
          </draw:text-box>
        </draw:frame>
        <draw:custom-shape draw:style-name="gr22" draw:text-style-name="P2" draw:layer="layout" svg:width="4.761cm" svg:height="4.32cm" draw:transform="skewX (0.00436332312998582) translate (8.955cm 7.11cm)">
          <text:p text:style-name="P1"><text:span text:style-name="T1"/></text:p>
          <text:p text:style-name="P1"><text:span text:style-name="T1">Id</text:span></text:p>
          <text:p text:style-name="P1"><text:span text:style-name="T1">purchase_id</text:span></text:p>
          <text:p text:style-name="P1"><text:span text:style-name="T1">article_id</text:span></text:p>
          <text:p text:style-name="P1"><text:span text:style-name="T1">article_name</text:span></text:p>
          <text:p text:style-name="P1"><text:span text:style-name="T1">article_code</text:span></text:p>
          <text:p text:style-name="P1"><text:span text:style-name="T1">purchased_amount</text:span></text:p>
          <text:p text:style-name="P1"><text:span text:style-name="T1">iva</text:span></text:p>
          <text:p text:style-name="P1"><text:span text:style-name="T1">price</text:span></text:p>
          <text:p text:style-name="P1"><text:span text:style-name="T1">Timestamp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178cm" svg:y1="3.146cm" svg:x2="17.526cm" svg:y2="3.146cm">
          <text:p/>
        </draw:line>
        <draw:line draw:style-name="gr4" draw:text-style-name="P4" draw:layer="layout" svg:x1="17.272cm" svg:y1="8.48cm" svg:x2="13.716cm" svg:y2="8.48cm">
          <text:p/>
        </draw:line>
        <draw:frame draw:style-name="gr5" draw:text-style-name="P5" draw:layer="layout" svg:width="1.016cm" svg:height="0.962cm" svg:x="16.51cm" svg:y="7.264cm">
          <draw:text-box>
            <text:p><text:span text:style-name="T3">1</text:span></text:p>
          </draw:text-box>
        </draw:frame>
        <draw:frame draw:style-name="gr5" draw:text-style-name="P5" draw:layer="layout" svg:width="1.016cm" svg:height="0.962cm" svg:x="13.932cm" svg:y="7.264cm">
          <draw:text-box>
            <text:p><text:span text:style-name="T3">N</text:span></text:p>
          </draw:text-box>
        </draw:frame>
        <draw:frame draw:style-name="gr23" draw:text-style-name="P9" draw:layer="layout" svg:width="20.066cm" svg:height="2.621cm" svg:x="2.032cm" svg:y="12.602cm">
          <draw:text-box>
            <text:p><text:span text:style-name="T4">Un producto puede estar en varias ordenes detalladas, pero el articulo de una orden detallada se corresponde con solo producto.</text:span></text:p>
            <text:p><text:span text:style-name="T4"/></text:p>
            <text:p><text:span text:style-name="T4">Una compra puede tener varios detalles que se corresponden con el numero de productos pero el detalle de todos esos articulos de la orden detallada esta en una solo compra </text:span></text:p>
          </draw:text-box>
        </draw:frame>
        <draw:frame draw:style-name="gr24" draw:text-style-name="P6" draw:layer="layout" svg:width="3.556cm" svg:height="19.361cm" svg:x="22.86cm" svg:y="1.152cm">
          <draw:text-box>
            <text:p>Big increments</text:p>
            <text:p>Id</text:p>
            <text:p/>
            <text:p>String</text:p>
            <text:p>invoice_number</text:p>
            <text:p>payment_type</text:p>
            <text:p>issuing_bank</text:p>
            <text:p>receiving_bank</text:p>
            <text:p>payment_day</text:p>
            <text:p>operation_number</text:p>
            <text:p>courier_name</text:p>
            <text:p>shipping_address</text:p>
            <text:p>shipping_city</text:p>
            <text:p>shipping_state</text:p>
            <text:p>shipping_zip_code</text:p>
            <text:p/>
            <text:p>Float</text:p>
            <text:p>amount_paid</text:p>
            <text:p/>
            <text:p>bigInteger</text:p>
            <text:p>user_id</text:p>
            <text:p>order_number</text:p>
            <text:p/>
            <text:p>Tinyinteger</text:p>
            <text:p>verified_payment</text:p>
            <text:p>requires_shipping</text:p>
            <text:p>sent</text:p>
            <text:p/>
          </draw:text-box>
        </draw:frame>
        <draw:frame draw:style-name="gr17" draw:text-style-name="P6" draw:layer="layout" svg:width="3.556cm" svg:height="10.079cm" svg:x="4.064cm" svg:y="0.254cm">
          <draw:text-box>
            <text:p>Big increments</text:p>
            <text:p>Id</text:p>
            <text:p/>
            <text:p>String</text:p>
            <text:p>article_name</text:p>
            <text:p/>
            <text:p>Float</text:p>
            <text:p>price</text:p>
            <text:p/>
            <text:p>bigInteger</text:p>
            <text:p>purchase_id</text:p>
            <text:p>article_id</text:p>
            <text:p/>
            <text:p>Tinyinteger</text:p>
            <text:p>purchase_amount</text:p>
            <text:p>iva</text:p>
            <text:p/>
          </draw:text-box>
        </draw:frame>
        <presentation:notes draw:style-name="dp2">
          <draw:page-thumbnail draw:style-name="gr10" draw:layer="layout" svg:width="18.624cm" svg:height="10.476cm" svg:x="1.482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5" draw:text-style-name="P1" draw:layer="layout" svg:width="7.112cm" svg:height="5.842cm" svg:x="9.906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2.54cm" svg:height="0.797cm" svg:x="12.192cm" svg:y="5.202cm">
          <draw:text-box>
            <text:p>purchase</text:p>
          </draw:text-box>
        </draw:frame>
        <draw:custom-shape draw:style-name="gr25" draw:text-style-name="P1" draw:layer="layout" svg:width="7.112cm" svg:height="5.842cm" svg:x="15.2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7.112cm" svg:height="5.842cm" svg:x="4.31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7.112cm" svg:height="5.842cm" svg:x="9.65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6" draw:layer="layout" svg:width="2.54cm" svg:height="1.343cm" svg:x="5.588cm" svg:y="4.826cm">
          <draw:text-box>
            <text:p>Purchase detail</text:p>
          </draw:text-box>
        </draw:frame>
        <draw:frame draw:style-name="gr26" draw:text-style-name="P6" draw:layer="layout" svg:width="2.54cm" svg:height="0.797cm" svg:x="18.542cm" svg:y="5.303cm">
          <draw:text-box>
            <text:p>user</text:p>
          </draw:text-box>
        </draw:frame>
        <draw:frame draw:style-name="gr26" draw:text-style-name="P6" draw:layer="layout" svg:width="2.54cm" svg:height="0.797cm" svg:x="11.938cm" svg:y="10.891cm">
          <draw:text-box>
            <text:p>article</text:p>
          </draw:text-box>
        </draw:frame>
        <presentation:notes draw:style-name="dp2">
          <draw:page-thumbnail draw:style-name="gr10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fo:font-size="14pt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2T10:22:26.498354657</meta:creation-date>
    <dc:date>2020-08-27T09:52:17.261584612</dc:date>
    <meta:editing-duration>P3DT8H25M32S</meta:editing-duration>
    <meta:editing-cycles>76</meta:editing-cycles>
    <meta:generator>LibreOffice/6.0.7.3$Linux_X86_64 LibreOffice_project/00m0$Build-3</meta:generator>
    <meta:document-statistic meta:object-count="95"/>
  </office:meta>
</office:document-meta>
</file>